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541a2" officeooo:paragraph-rsid="000541a2" style:font-size-asian="16pt" style:font-size-complex="16pt"/>
    </style:style>
    <style:style style:name="P2" style:family="paragraph" style:parent-style-name="Standard">
      <style:paragraph-properties fo:text-align="justify" style:justify-single-word="false"/>
      <style:text-properties fo:font-size="12pt" style:text-underline-style="none" officeooo:rsid="000541a2" officeooo:paragraph-rsid="000541a2" style:font-size-asian="10.5pt" style:font-size-complex="12pt"/>
    </style:style>
    <style:style style:name="P3" style:family="paragraph" style:parent-style-name="Standard">
      <style:paragraph-properties fo:text-align="justify" style:justify-single-word="false"/>
      <style:text-properties fo:font-size="12pt" style:text-underline-style="none" officeooo:rsid="0006a231" officeooo:paragraph-rsid="0006a231" style:font-size-asian="10.5pt" style:font-size-complex="12pt"/>
    </style:style>
    <style:style style:name="P4" style:family="paragraph" style:parent-style-name="Standard">
      <style:paragraph-properties fo:text-align="justify" style:justify-single-word="false"/>
      <style:text-properties fo:font-size="12pt" style:text-underline-style="none" officeooo:rsid="00089371" officeooo:paragraph-rsid="00089371"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0c4cde" officeooo:paragraph-rsid="000c4cde" style:font-size-asian="10.5pt" style:font-size-complex="12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officeooo:rsid="00089371" officeooo:paragraph-rsid="00089371" style:font-size-asian="16pt" style:font-size-complex="16pt"/>
    </style:style>
    <style:style style:name="T1" style:family="text">
      <style:text-properties officeooo:rsid="0006a231"/>
    </style:style>
    <style:style style:name="T2" style:family="text">
      <style:text-properties officeooo:rsid="00089371"/>
    </style:style>
    <style:style style:name="T3" style:family="text">
      <style:text-properties officeooo:rsid="00099d0a"/>
    </style:style>
    <style:style style:name="T4" style:family="text">
      <style:text-properties officeooo:rsid="000e28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ärken und Schwächen</text:p>
      <text:p text:style-name="P1"/>
      <text:p text:style-name="P2">In der Abschlusspräsentation möchte ich meine Stärken und Schwächen optimal einbringen können. Dazu ist es wichtig, diese richtig einschätzen zu können. <text:span text:style-name="T1">Ich sehe meine Schächen hauptsächlich in Technischen Aspekten. Das ist bei einem Informatikstudium wohl auch nicht verwunderlich. Damit beziehe ich mich nicht nur den Umgang mit Powerpoint oder ähnlichen, sondern auch auf das erstellen von Grafiken, der Auswertung großer Datenmengen und vielen anderen Dingen, welche ich, wann immer möglich, programmatisch umsetze. Auch das schneiden von Filmen liegt mir.</text:span></text:p>
      <text:p text:style-name="P3">Aber auch in Sozialen Akpekten betätige ich mich gerne. Ich arbeite gern im Team und zeige dabei Wege auf, wie man beispielsweise Ideen Sammelt, Prototypen erstellt, Dateien austauscht oder sich online abspricht. <text:span text:style-name="T2">Eine nicht so gern genutze Stärke von mir ist meine Ausdauer, wenn erforderlich. Sollte es einmal so kommen, dass eine Deadline kurz bevor steht, kann ich auch bis zu 72 Stunden am Stück arbeiten. Da ich aber nach dieser Zeit kaum noch zu gebrauchen bin, versuche ich dies zu vermeiden. </text:span></text:p>
      <text:p text:style-name="P3"/>
      <text:p text:style-name="P6">Ziele bis zum Ende der Uniphase</text:p>
      <text:p text:style-name="P4"/>
      <text:p text:style-name="P4">Bis zum Ende der Uniphase möchte ich mehr über die Strukturierung von Vorträgen lernen. Für einen selbst als Präsentator ist es leicht, sich mit einem Thema auseinanderzusetzen, welches man im Vorhinein ausführlich studiert hat. Jedoch ein solches Thema auf eine Weise zu verpacken, sodass auch jemand ohne Vorwissen mitlkommen kann, ist wesentlich schwieriger. Wo fange ich an? Welche <text:span text:style-name="T3">N</text:span>ebenthematiken muss ich vorher klären? Wie gehe ich mit Fachbegriffen um? <text:span text:style-name="T3">Ich möchte lernen, das Vorwissen meines Publikums richtig einzuschätzen und meinen Vortrag darauf anpassen zu können.</text:span></text:p>
      <text:p text:style-name="P5">Als zweites Ziel setze ich mir an meinem Präsentationsverhalten zu arbeiten. Selbst mit guten Stichpunktzettel und gutem Hintergrundwissen bin ich immernoch sehr aufgeregt, wenn ich einen Vortrag halte. Ich möchte neue Techniken zum Üben eines Vortrags erlernen und dadurch neue Sicherheit gewinnen und Lampenfieber verlieren. <text:span text:style-name="T4">Denn erst dadurch kann ich mein Theoretisches Wissen zu Gestik und Mimik und zu den Vortragsmethoden richtig anwend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07T08:36:19.729027926</dc:date>
    <meta:editing-duration>PT20M20S</meta:editing-duration>
    <meta:editing-cycles>6</meta:editing-cycles>
    <meta:generator>LibreOffice/7.3.6.2$Linux_X86_64 LibreOffice_project/30$Build-2</meta:generator>
    <meta:document-statistic meta:table-count="0" meta:image-count="0" meta:object-count="0" meta:page-count="1" meta:paragraph-count="6" meta:word-count="318" meta:character-count="2135" meta:non-whitespace-character-count="1822"/>
  </office:meta>
</office:document-meta>
</file>